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f148"/>
    </style:style>
    <style:style style:name="T1" style:family="text">
      <style:text-properties officeooo:rsid="0009ee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voiceRecipient:<text:tab/>[InvoiceRecipient]</text:p>
      <text:p text:style-name="P1"><text:span text:style-name="T1">Street:<text:tab/><text:tab/><text:tab/>[Street]</text:span></text:p>
      <text:p text:style-name="P1">Place:<text:tab/><text:tab/><text:tab/>[Place]</text:p>
      <text:p text:style-name="P1">Date:<text:tab/><text:tab/><text:tab/>[Date]</text:p>
      <text:p text:style-name="P1">Amount:<text:tab/><text:tab/>[Amount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15:50:43.340467478</meta:creation-date>
    <dc:date>2024-07-02T13:09:12.875013054</dc:date>
    <meta:editing-duration>PT1M45S</meta:editing-duration>
    <meta:editing-cycles>3</meta:editing-cycles>
    <meta:generator>LibreOffice/7.6.7.2$Linux_X86_64 LibreOffice_project/60$Build-2</meta:generator>
    <meta:document-statistic meta:table-count="0" meta:image-count="0" meta:object-count="0" meta:page-count="1" meta:paragraph-count="5" meta:word-count="10" meta:character-count="101" meta:non-whitespace-character-count="89"/>
  </office:meta>
</office:document-meta>
</file>